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est sur pi 3</text:p>
          </table:table-cell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Cluster 6 pi</text:p>
          </table:table-cell>
          <table:table-cell office:value-type="string" calcext:value-type="string">
            <text:p>3 pi3</text:p>
          </table:table-cell>
          <table:table-cell office:value-type="string" calcext:value-type="string">
            <text:p>3 pi2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équentiel</text:p>
          </table:table-cell>
          <table:table-cell office:value-type="string" calcext:value-type="string">
            <text:p>(pi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8.2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81.759</text:p>
          </table:table-cell>
          <table:table-cell table:number-columns-repeated="2"/>
          <table:table-cell office:value-type="float" office:value="577.388" calcext:value-type="float">
            <text:p>577,3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allèle np = 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285.318" calcext:value-type="float">
            <text:p>285,3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2:14:08.475552712</meta:creation-date>
    <dc:date>2017-03-09T15:11:14.862009623</dc:date>
    <meta:editing-duration>PT2H56M26S</meta:editing-duration>
    <meta:editing-cycles>10</meta:editing-cycles>
    <meta:generator>LibreOffice/4.2.8.2$Linux_X86_64 LibreOffice_project/420m0$Build-2</meta:generator>
    <meta:document-statistic meta:table-count="1" meta:cell-count="31" meta:object-count="0"/>
  </office:meta>
</office:document-meta>
</file>